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/>
    </style:style>
    <style:style style:name="P2" style:family="paragraph" style:parent-style-name="Standard">
      <style:text-properties style:font-name="Linux Libertine O" officeooo:rsid="002dfaae" officeooo:paragraph-rsid="002dfaae"/>
    </style:style>
    <style:style style:name="P3" style:family="paragraph" style:parent-style-name="Standard">
      <style:text-properties style:font-name="Linux Libertine O" officeooo:rsid="00294093" officeooo:paragraph-rsid="00294093"/>
    </style:style>
    <style:style style:name="P4" style:family="paragraph" style:parent-style-name="Standard">
      <style:text-properties style:font-name="Linux Libertine O" officeooo:rsid="00294093" officeooo:paragraph-rsid="0032d8d2"/>
    </style:style>
    <style:style style:name="P5" style:family="paragraph" style:parent-style-name="Standard">
      <style:text-properties style:font-name="Linux Libertine O"/>
    </style:style>
    <style:style style:name="P6" style:family="paragraph" style:parent-style-name="Standard">
      <style:text-properties style:font-name="Linux Libertine O" officeooo:paragraph-rsid="00313d05"/>
    </style:style>
    <style:style style:name="P7" style:family="paragraph" style:parent-style-name="Standard">
      <style:text-properties style:font-name="Linux Libertine O" officeooo:rsid="0032d8d2" officeooo:paragraph-rsid="0032d8d2"/>
    </style:style>
    <style:style style:name="P8" style:family="paragraph" style:parent-style-name="Standard">
      <style:text-properties style:font-name="Linux Libertine O" officeooo:paragraph-rsid="0032d8d2"/>
    </style:style>
    <style:style style:name="P9" style:family="paragraph" style:parent-style-name="Standard">
      <style:text-properties style:font-name="Linux Libertine O" officeooo:paragraph-rsid="0032d8d2"/>
    </style:style>
    <style:style style:name="P10" style:family="paragraph" style:parent-style-name="Standard">
      <style:text-properties style:font-name="Linux Libertine O" officeooo:rsid="00294093" officeooo:paragraph-rsid="003577b2"/>
    </style:style>
    <style:style style:name="P11" style:family="paragraph" style:parent-style-name="Standard">
      <style:text-properties style:font-name="Linux Libertine O" officeooo:rsid="00294093" officeooo:paragraph-rsid="0035a2da"/>
    </style:style>
    <style:style style:name="P12" style:family="paragraph" style:parent-style-name="Standard">
      <style:text-properties style:font-name="Linux Libertine O" officeooo:paragraph-rsid="003577b2"/>
    </style:style>
    <style:style style:name="T1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fo:font-size="14pt" fo:font-weight="bold" officeooo:rsid="002dfaa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dfaae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f7d3d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2b048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dfaa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2dfaae"/>
    </style:style>
    <style:style style:name="T9" style:family="text">
      <style:text-properties officeooo:rsid="002f7d3d"/>
    </style:style>
    <style:style style:name="T10" style:family="text">
      <style:text-properties officeooo:rsid="0032d8d2"/>
    </style:style>
    <style:style style:name="T11" style:family="text">
      <style:text-properties officeooo:rsid="0033c5f1"/>
    </style:style>
    <style:style style:name="T12" style:family="text">
      <style:text-properties officeooo:rsid="003577b2"/>
    </style:style>
    <style:style style:name="T13" style:family="text">
      <style:text-properties officeooo:rsid="0035a2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Rice wine chicken</text:span><text:span text:style-name="T3"> (</text:span><text:span text:style-name="T4">4</text:span><text:span text:style-name="T3"> portions; </text:span><text:span text:style-name="T6">45</text:span><text:span text:style-name="T5"> min</text:span><text:span text:style-name="T3">)</text:span></text:h>
      <text:p text:style-name="P2">This recipe uses home made red rice wine. Good with jasmine rice and green beans or broccoli.</text:p>
      <text:p text:style-name="P2"/>
      <text:p text:style-name="P2"/>
      <text:p text:style-name="P1"><text:span text:style-name="T1">For the </text:span><text:span text:style-name="T2">tasty</text:span></text:p>
      <text:p text:style-name="P5">3 cloves garlic</text:p>
      <text:p text:style-name="P5"><text:span text:style-name="T11">2-3</text:span> cm root ginger</text:p>
      <text:p text:style-name="P8">4 <text:span text:style-name="T8">boneless </text:span>chicken thighs (~500g)</text:p>
      <text:p text:style-name="P10"><text:span text:style-name="T12">salt and pepper to taste</text:span></text:p>
      <text:p text:style-name="P8"/>
      <text:p text:style-name="P7">1 stock pot or cube</text:p>
      <text:p text:style-name="P5"><text:span text:style-name="T11">80-100</text:span>ml <text:span text:style-name="T10">roughly </text:span><text:span text:style-name="T8">strained Fuzhou red </text:span>rice wine</text:p>
      <text:p text:style-name="P5"/>
      <text:p text:style-name="P4"><text:span text:style-name="T11">1-2</text:span> eggs <text:span text:style-name="T11">per person</text:span></text:p>
      <text:p text:style-name="P5"/>
      <text:p text:style-name="P5"/>
      <text:p text:style-name="P5"/>
      <text:p text:style-name="P2">Prep the chicken, cut into large chunks, and add a bit of salt. Roughly chop the garlic, and peel and slice the ginger.</text:p>
      <text:p text:style-name="P3"/>
      <text:p text:style-name="P11"><text:span text:style-name="T8">In a medium pan, f</text:span>ry the garlic &amp; ginger and add the chicken <text:span text:style-name="T13">plus salt and pepper to taste</text:span>, <text:span text:style-name="T13">and</text:span> fry till browned. <text:span text:style-name="T13">Boil a full kettle and hard-boil the eggs: cook the</text:span><text:span text:style-name="T8">m</text:span><text:span text:style-name="T13"> for about 8 minutes, then cool them off under </text:span><text:span text:style-name="T9">the </text:span><text:span text:style-name="T13">cold tap and peel. </text:span></text:p>
      <text:p text:style-name="P3"/>
      <text:p text:style-name="P12">Add the <text:span text:style-name="T10">stock,</text:span> about <text:span text:style-name="T11">6</text:span>00ml hot water, <text:span text:style-name="T12">and the rice wine</text:span>. <text:span text:style-name="T10">B</text:span>ring to the boil and simmer with the lid off for about 25 min.</text:p>
      <text:p text:style-name="P6">Add <text:span text:style-name="T13">the eggs </text:span>to the pot as soon as they are ready – <text:span text:style-name="T9">they </text:span>should cook <text:span text:style-name="T8">submerged</text:span> in the soup for <text:span text:style-name="T9">the last</text:span> 10-15 min <text:span text:style-name="T9">of its cooking time.</text:span></text:p>
      <text:p text:style-name="P6"><text:span text:style-name="T9"><text:line-break/>I</text:span><text:span text:style-name="T8">f you’ve used a </text:span><text:span text:style-name="T13">wider</text:span><text:span text:style-name="T8"> pan the </text:span><text:span text:style-name="T9">eggs</text:span><text:span text:style-name="T8"> may need turning if the</text:span><text:span text:style-name="T9">y</text:span><text:span text:style-name="T8"> stick out</text:span>. <text:span text:style-name="T8">Top up the water a little if you want more of the soup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9-28T21:57:26.383693319</dc:date>
    <meta:editing-duration>PT1H9M52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11" meta:character-count="1055" meta:non-whitespace-character-count="856"/>
  </office:meta>
</office:document-meta>
</file>